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10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7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4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1-1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10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7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5-0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1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10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7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6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6-1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5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4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2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10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0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5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2-0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11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07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05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01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10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7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5-0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1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7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5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1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11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8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4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2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10-3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7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5-0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1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11-0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8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5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1-2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10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8-0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4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2-0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10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7-31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4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2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10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8-0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5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1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11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8-0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5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1-3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11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8-0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5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2-0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11-0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9-2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8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5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2-0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11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8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5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2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11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5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8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5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1-3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10-3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8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5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2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11-0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8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5-2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2-0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11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8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5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2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05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0-09-2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7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